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cm" fo:margin-left="0cm" fo:margin-right="0.039cm" table:align="margins"/>
    </style:style>
    <style:style style:name="Table1.A" style:family="table-column">
      <style:table-column-properties style:column-width="2.586cm" style:rel-column-width="9989*"/>
    </style:style>
    <style:style style:name="Table1.B" style:family="table-column">
      <style:table-column-properties style:column-width="14.374cm" style:rel-column-width="55546*"/>
    </style:style>
    <style:style style:name="Table1.A1" style:family="table-cell">
      <style:table-cell-properties fo:background-color="#bdbec0" fo:padding="0.097cm" fo:border="none">
        <style:background-image/>
      </style:table-cell-properties>
    </style:style>
    <style:style style:name="Table1.A2" style:family="table-cell">
      <style:table-cell-properties fo:padding="0.097cm" fo:border-left="0.002cm solid #bdbec0" fo:border-right="none" fo:border-top="0.002cm solid #bdbec0" fo:border-bottom="0.002cm solid #bdbec0"/>
    </style:style>
    <style:style style:name="Table1.B2" style:family="table-cell">
      <style:table-cell-properties fo:padding="0.097cm" fo:border="0.002cm solid #bdbec0"/>
    </style:style>
    <style:style style:name="Table1.A3" style:family="table-cell">
      <style:table-cell-properties fo:padding="0.097cm" fo:border-left="0.002cm solid #bdbec0" fo:border-right="none" fo:border-top="none" fo:border-bottom="0.002cm solid #bdbec0"/>
    </style:style>
    <style:style style:name="Table1.B3" style:family="table-cell">
      <style:table-cell-properties fo:padding="0.097cm" fo:border-left="0.002cm solid #bdbec0" fo:border-right="0.002cm solid #bdbec0" fo:border-top="none" fo:border-bottom="0.002cm solid #bdbec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1.125cm" style:rel-column-width="4339*"/>
    </style:style>
    <style:style style:name="Table24.B" style:family="table-column">
      <style:table-column-properties style:column-width="10.414cm" style:rel-column-width="40150*"/>
    </style:style>
    <style:style style:name="Table24.C" style:family="table-column">
      <style:table-column-properties style:column-width="1.349cm" style:rel-column-width="5203*"/>
    </style:style>
    <style:style style:name="Table24.D" style:family="table-column">
      <style:table-column-properties style:column-width="4.11cm" style:rel-column-width="15843*"/>
    </style:style>
    <style:style style:name="Table24.A1" style:family="table-cell">
      <style:table-cell-properties fo:background-color="#bdbec0" fo:padding="0.097cm" fo:border="none">
        <style:background-image/>
      </style:table-cell-properties>
    </style:style>
    <style:style style:name="Table24.A2" style:family="table-cell">
      <style:table-cell-properties fo:padding="0.097cm" fo:border-left="0.002cm solid #bdbec0" fo:border-right="none" fo:border-top="none" fo:border-bottom="0.002cm solid #bdbec0"/>
    </style:style>
    <style:style style:name="Table24.D2" style:family="table-cell">
      <style:table-cell-properties fo:padding="0.097cm" fo:border-left="0.002cm solid #bdbec0" fo:border-right="0.002cm solid #bdbec0" fo:border-top="none" fo:border-bottom="0.002cm solid #bdbec0"/>
    </style:style>
    <style:style style:name="P1" style:family="paragraph" style:parent-style-name="Standard">
      <style:paragraph-properties fo:text-align="start" style:justify-single-word="false"/>
      <style:text-properties style:font-name="Albany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lbany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ection" style:list-style-name="L1">
      <style:paragraph-properties fo:padding="0.049cm" fo:border="0.002cm solid #000000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fo:background-color="#00ff00"/>
    </style:style>
    <style:style style:name="P9" style:family="paragraph" style:parent-style-name="Text_20_body" style:list-style-name="L2">
      <style:text-properties fo:background-color="#23ff23"/>
    </style:style>
    <style:style style:name="P10" style:family="paragraph" style:parent-style-name="Text_20_body" style:list-style-name="L2">
      <style:text-properties style:use-window-font-color="true" fo:background-color="#23ff23"/>
    </style:style>
    <style:style style:name="P11" style:family="paragraph" style:parent-style-name="Text_20_body" style:list-style-name="L2">
      <style:text-properties fo:background-color="transparent"/>
    </style:style>
    <style:style style:name="P12" style:family="paragraph" style:parent-style-name="Text_20_body" style:list-style-name="L2">
      <style:text-properties fo:background-color="#ffff00"/>
    </style:style>
    <style:style style:name="P13" style:family="paragraph" style:parent-style-name="Text_20_body" style:list-style-name="L3"/>
    <style:style style:name="P14" style:family="paragraph" style:parent-style-name="Text_20_body" style:list-style-name="L2">
      <style:text-properties fo:color="#bdbec0" fo:background-color="transparent"/>
    </style:style>
    <style:style style:name="P15" style:family="paragraph" style:parent-style-name="Heading_20_1">
      <style:text-properties fo:color="#bdbec0"/>
    </style:style>
    <style:style style:name="P16" style:family="paragraph" style:parent-style-name="Text_20_body">
      <style:text-properties fo:color="#bdbec0"/>
    </style:style>
    <style:style style:name="P17" style:family="paragraph" style:parent-style-name="Table_20_Heading">
      <style:paragraph-properties fo:text-align="start" style:justify-single-word="false"/>
      <style:text-properties fo:background-color="transparen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 style:list-style-name="L5"/>
    <style:style style:name="P20" style:family="paragraph" style:parent-style-name="Section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#23ff23"/>
    </style:style>
    <style:style style:name="T4" style:family="text">
      <style:text-properties fo:background-color="#ff3366"/>
    </style:style>
    <style:style style:name="T5" style:family="text">
      <style:text-properties style:text-position="super 58%"/>
    </style:style>
    <style:style style:name="T6" style:family="text">
      <style:text-properties fo:background-color="transparent"/>
    </style:style>
    <style:style style:name="T7" style:family="text">
      <style:text-properties style:text-position="super 58%" fo:background-color="#23ff23"/>
    </style:style>
    <style:style style:name="Sect1" style:family="section">
      <style:section-properties fo:background-color="#ffffe8" style:editable="false">
        <style:columns fo:column-count="0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>
      <office:forms form:automatic-focus="false" form:apply-design-mode="false">
        <form:form form:name="Standard" form:allow-deletes="false" form:allow-inserts="false" form:allow-updates="false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Office.org 2.2</text:p>
      <text:p text:style-name="P2">Test Case Specification for Alternative texts for Drawing objects, Issue 68101</text:p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3">Specification Status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4">Last Change</text:p>
          </table:table-cell>
          <table:table-cell table:style-name="Table1.B2" office:value-type="string">
            <text:p text:style-name="Table_20_Contents"><text:modification-date style:data-style-name="N75">Dec 19, 2006</text:modification-date></text:p>
          </table:table-cell>
        </table:table-row>
        <table:table-row>
          <table:table-cell table:style-name="Table1.A3" office:value-type="string">
            <text:p text:style-name="P5">Status</text:p>
          </table:table-cell>
          <table:table-cell table:style-name="Table1.B3" office:value-type="string">
            <text:p text:style-name="Table_20_Contents">Draft</text:p>
            <text:section text:style-name="Sect1" text:name="Status" text:display="none">
              <text:list text:style-name="L1">
                <text:list-item>
                  <text:p text:style-name="P6"><text:span text:style-name="T1">PRELIMINARY</text:span><text:line-break/>status is the initial conception of a specification.</text:p>
                </text:list-item>
                <text:list-item>
                  <text:p text:style-name="P6"><text:span text:style-name="T1">STANDARD</text:span><text:line-break/>A specification with status Standard is considered to be stable and has the approval of the i-Team.</text:p>
                </text:list-item>
                <text:list-item>
                  <text:p text:style-name="P6"><text:span text:style-name="T1">OBSOLETE</text:span><text:line-break/>An Obsolete specification is a specification that has been identified unnecessary. For example due to; technology changes or changes in other standards or specifications.</text:p>
                </text:list-item>
              </text:list>
            </text:section>
          </table:table-cell>
        </table:table-row>
        <table:table-row>
          <table:table-cell table:style-name="Table1.A3" office:value-type="string">
            <text:p text:style-name="P5">Author</text:p>
          </table:table-cell>
          <table:table-cell table:style-name="Table1.B3" office:value-type="string">
            <text:p text:style-name="Table_20_Contents">Matthias Mueller-Prove /MMP<text:tab/>MProve@Sun.COM </text:p>
          </table:table-cell>
        </table:table-row>
        <table:table-row>
          <table:table-cell table:style-name="Table1.A3" office:value-type="string">
            <text:p text:style-name="P5">cws</text:p>
          </table:table-cell>
          <table:table-cell table:style-name="Table1.B3" office:value-type="string">
            <text:p text:style-name="Table_20_Contents">Aw38</text:p>
          </table:table-cell>
        </table:table-row>
        <table:table-row>
          <table:table-cell table:style-name="Table1.A3" office:value-type="string">
            <text:p text:style-name="P5">Current milestone</text:p>
          </table:table-cell>
          <table:table-cell table:style-name="Table1.B3" office:value-type="string">
            <text:p text:style-name="Text_20_body">Tests run against OOE680_m6 (based on SRC680_m191)</text:p>
          </table:table-cell>
        </table:table-row>
      </table:table>
      <text:p text:style-name="Standard"/>
      <text:h text:style-name="Heading_20_1" text:outline-level="1">Notation and Conventions</text:h>
      <text:p text:style-name="Text_20_body">I highlight areas that are <text:span text:style-name="T2">to be checked</text:span> in yellow.</text:p>
      <text:p text:style-name="Text_20_body">I highlight areas that are <text:span text:style-name="T3">tested and ok</text:span> in green.</text:p>
      <text:p text:style-name="Text_20_body">I highlight <text:span text:style-name="T4">bugs</text:span> in red.</text:p>
      <text:h text:style-name="Heading_20_1" text:outline-level="1">Modules</text:h>
      <text:p text:style-name="Text_20_body">The modules to be tested are the modules where shapes can be created. They are: Writer, Writer/Web, Impress, Draw, and Calc.</text:p>
      <text:h text:style-name="Heading_20_1" text:outline-level="1">UI Changes</text:h>
      <text:list text:style-name="L2">
        <text:list-item>
          <text:p text:style-name="P7"><text:span text:style-name="T1">Context menu</text:span> “Description...”</text:p>
          <text:list>
            <text:list-item>
              <text:p text:style-name="P8">Writer</text:p>
            </text:list-item>
            <text:list-item>
              <text:p text:style-name="P9">Writer/Web</text:p>
              <text:list>
                <text:list-item>
                  <text:p text:style-name="P7">MMP-5: Description... should not be part of the context menu for Writer/Web.</text:p>
                </text:list-item>
              </text:list>
            </text:list-item>
            <text:list-item>
              <text:p text:style-name="P9">Impress, Draw</text:p>
              <text:list>
                <text:list-item>
                  <text:p text:style-name="P9">rect, oval, line, polygon, freeform line <text:span text:style-name="T5">MMP-2</text:span>, regular shape, image, text shape</text:p>
                </text:list-item>
                <text:list-item>
                  <text:p text:style-name="P7"><text:span text:style-name="T6">MMP-7:</text:span> Create a checkbox form control, open the context menu =&gt; The context, <text:s/>menu does not contain the menu command “Description...”<text:line-break/>&lt;draw:control&gt; elements should be supported.</text:p>
                </text:list-item>
              </text:list>
            </text:list-item>
            <text:list-item>
              <text:p text:style-name="P9">Calc</text:p>
            </text:list-item>
          </text:list>
        </text:list-item>
        <text:list-item>
          <text:p text:style-name="P7"><text:span text:style-name="T1">Format menu</text:span> in Writer</text:p>
          <text:list>
            <text:list-item>
              <text:p text:style-name="P8">Writer</text:p>
            </text:list-item>
            <text:list-item>
              <text:p text:style-name="P8">Writer/Web</text:p>
            </text:list-item>
          </text:list>
        </text:list-item>
        <text:list-item>
          <text:p text:style-name="P7"><text:span text:style-name="T1">Description dialog</text:span> working for all modules with shapes</text:p>
          <text:list>
            <text:list-item>
              <text:p text:style-name="P9">Writer</text:p>
            </text:list-item>
            <text:list-item>
              <text:p text:style-name="P10">Writer/Web</text:p>
            </text:list-item>
            <text:list-item>
              <text:p text:style-name="P9">Impress, Draw</text:p>
              <text:list>
                <text:list-item>
                  <text:p text:style-name="P7"><text:span text:style-name="T3">rect, oval, line, polygon, freeform line </text:span><text:span text:style-name="T7">MMP-2</text:span><text:span text:style-name="T3">, regular shape, image, text shape</text:span></text:p>
                </text:list-item>
              </text:list>
            </text:list-item>
            <text:list-item>
              <text:p text:style-name="P9">Calc</text:p>
              <text:list>
                <text:list-item>
                  <text:p text:style-name="P7"><text:span text:style-name="T3">rect, oval, line, polygon, freeform line </text:span><text:span text:style-name="T7">MMP-2</text:span><text:span text:style-name="T3">, regular shape, image, text shape</text:span></text:p>
                </text:list-item>
                <text:list-item>
                  <text:p text:style-name="P7"><text:span text:style-name="T6">MMP-9</text:span><text:span text:style-name="T2">:</text:span> <text:s/>Create a checkbox form control, open the context menu, choose “Description...”, enter some data, save the document and reload =&gt; Now the Title/Description data is lost.<text:line-break/>It should be kept.</text:p>
                </text:list-item>
              </text:list>
            </text:list-item>
            <text:list-item>
              <text:p text:style-name="P11">All Modules</text:p>
              <text:list>
                <text:list-item>
                  <text:p text:style-name="P7"><text:span text:style-name="T6">MMP-8: If the Description textfield has the focus then the TAB key should move the focus to the help button.</text:span></text:p>
                </text:list-item>
              </text:list>
            </text:list-item>
          </text:list>
        </text:list-item>
        <text:list-item>
          <text:p text:style-name="P7">New dialog layout for <text:span text:style-name="T1">Name dialog</text:span> for all modules with shapes </text:p>
          <text:list>
            <text:list-item>
              <text:p text:style-name="P9">Writer</text:p>
            </text:list-item>
            <text:list-item>
              <text:p text:style-name="P12">Writer/Web</text:p>
            </text:list-item>
            <text:list-item>
              <text:p text:style-name="P9">Impress, Draw</text:p>
            </text:list-item>
            <text:list-item>
              <text:p text:style-name="P9">Calc</text:p>
            </text:list-item>
          </text:list>
        </text:list-item>
      </text:list>
      <text:h text:style-name="Heading_20_1" text:outline-level="1">File Format Changes</text:h>
      <text:list text:style-name="L3">
        <text:list-item>
          <text:p text:style-name="P13">Title and Description need to be written to and read from the ODF document for all modules for all shapes.</text:p>
        </text:list-item>
      </text:list>
      <text:list text:style-name="L2">
        <text:list-item text:start-value="1">
          <text:list>
            <text:list-item text:start-value="1">
              <text:p text:style-name="P9">Writer</text:p>
              <text:list>
                <text:list-item>
                  <text:p text:style-name="P11">MMP-1: Create a text box, enter Title and Description, Save document, Reload document =&gt; Title and description are gone.<text:line-break/>Solution: keep data</text:p>
                </text:list-item>
                <text:list-item>
                  <text:p text:style-name="P14">MMP-3: Insert an image =&gt; It is not possible to enter title and description for an image. The menu command Format&gt;Object&gt;Description... is disabled and the context menu does not contain the commands either.<text:line-break/>However, the Picture dialog contains a field “Alternative (Text only)” (in Options tab). How does this relate to ODF 1.1?<text:line-break/>=&gt; This is no longer subject of this CWS. A new issue/cws will be set up.</text:p>
                </text:list-item>
              </text:list>
            </text:list-item>
            <text:list-item>
              <text:p text:style-name="P11">Writer/Web</text:p>
              <text:list>
                <text:list-item>
                  <text:p text:style-name="P11">MMP-4: What kind of objects do we support here? &gt; Future Issue</text:p>
                </text:list-item>
              </text:list>
            </text:list-item>
            <text:list-item>
              <text:p text:style-name="P9">Impress, Draw</text:p>
            </text:list-item>
            <text:list-item>
              <text:p text:style-name="P9">Calc</text:p>
            </text:list-item>
            <text:list-item>
              <text:p text:style-name="P11">All Modules</text:p>
              <text:list>
                <text:list-item>
                  <text:p text:style-name="P11"><text:span text:style-name="T3">i72177 </text:span>: Create a freeform line, Save document, Reload document =&gt; The line is gone<text:line-break/>Solution: keep the line (and therewith title/description data)</text:p>
                </text:list-item>
              </text:list>
            </text:list-item>
          </text:list>
        </text:list-item>
      </text:list>
      <text:h text:style-name="P15" text:outline-level="1">A11y API</text:h>
      <text:p text:style-name="P16">The Accessibility API needs to provide the values of the new fields Title and Description for shape objects.</text:p>
      <text:list text:style-name="L2">
        <text:list-item text:start-value="1">
          <text:list>
            <text:list-item text:start-value="1">
              <text:p text:style-name="P14">Writer</text:p>
            </text:list-item>
            <text:list-item>
              <text:p text:style-name="P14">Writer/Web</text:p>
            </text:list-item>
            <text:list-item>
              <text:p text:style-name="P14">Impress</text:p>
            </text:list-item>
            <text:list-item>
              <text:p text:style-name="P14">Draw</text:p>
            </text:list-item>
            <text:list-item>
              <text:p text:style-name="P14">Calc</text:p>
            </text:list-item>
          </text:list>
        </text:list-item>
      </text:list>
      <text:p text:style-name="Text_20_body"/>
      <text:h text:style-name="Heading_20_1" text:outline-level="1">Document Change History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header-rows>
          <table:table-row>
            <table:table-cell table:style-name="Table24.A1" office:value-type="string">
              <text:p text:style-name="P17">Rev. </text:p>
            </table:table-cell>
            <table:table-cell table:style-name="Table24.A1" office:value-type="string">
              <text:p text:style-name="P17">Change</text:p>
            </table:table-cell>
            <table:table-cell table:style-name="Table24.A1" office:value-type="string">
              <text:p text:style-name="P17">Initials</text:p>
            </table:table-cell>
            <table:table-cell table:style-name="Table24.A1" office:value-type="string">
              <text:p text:style-name="P17">Date</text:p>
            </table:table-cell>
          </table:table-row>
        </table:table-header-rows>
        <table:table-row>
          <table:table-cell table:style-name="Table24.A2" office:value-type="string">
            <text:p text:style-name="P18">1</text:p>
          </table:table-cell>
          <table:table-cell table:style-name="Table24.A2" office:value-type="string">
            <text:p text:style-name="Table_20_Contents">Initial revision</text:p>
          </table:table-cell>
          <table:table-cell table:style-name="Table24.A2" office:value-type="string">
            <text:p text:style-name="P18">MMP</text:p>
          </table:table-cell>
          <table:table-cell table:style-name="Table24.D2" office:value-type="string">
            <text:p text:style-name="Table_20_Contents">Dec 15, 2006</text:p>
          </table:table-cell>
        </table:table-row>
        <table:table-row>
          <table:table-cell table:style-name="Table24.A2" office:value-type="string">
            <text:p text:style-name="P18">2</text:p>
          </table:table-cell>
          <table:table-cell table:style-name="Table24.A2" office:value-type="string">
            <text:p text:style-name="Table_20_Contents">Found issues MMP1 - MMP-8</text:p>
          </table:table-cell>
          <table:table-cell table:style-name="Table24.A2" office:value-type="string">
            <text:p text:style-name="P18">MMP</text:p>
          </table:table-cell>
          <table:table-cell table:style-name="Table24.D2" office:value-type="string">
            <text:p text:style-name="Table_20_Contents">Dec 18, 2006</text:p>
          </table:table-cell>
        </table:table-row>
        <table:table-row>
          <table:table-cell table:style-name="Table24.A2" office:value-type="string">
            <text:p text:style-name="P18">3</text:p>
          </table:table-cell>
          <table:table-cell table:style-name="Table24.A2" office:value-type="string">
            <text:list text:style-name="L5">
              <text:list-item>
                <text:p text:style-name="P19">The Accessibility API will be implemented in another CWS. It is no longer subject to this test case specification.</text:p>
              </text:list-item>
              <text:list-item>
                <text:p text:style-name="P19">MMP-3 is no longer part of this CWS.</text:p>
              </text:list-item>
              <text:list-item>
                <text:p text:style-name="P19">Respin of CWS aw038</text:p>
              </text:list-item>
              <text:list-item>
                <text:p text:style-name="P19">tests are ok, I#ll nominate cws038</text:p>
              </text:list-item>
            </text:list>
          </table:table-cell>
          <table:table-cell table:style-name="Table24.A2" office:value-type="string">
            <text:p text:style-name="P18">MMP</text:p>
          </table:table-cell>
          <table:table-cell table:style-name="Table24.D2" office:value-type="string">
            <text:p text:style-name="Table_20_Contents"><text:date style:data-style-name="N75" text:date-value="2006-12-19T12:20:40.80" text:fixed="true">Dec 19, 2006</text:date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cm" fo:margin-bottom="0cm" fo:text-align="start" style:justify-single-word="false" fo:background-color="transparent" style:shadow="none" text:number-lines="false" text:line-number="0">
        <style:background-image/>
      </style:paragraph-properties>
      <style:text-properties fo:color="#ffffff" fo:font-size="10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ection" style:family="paragraph" style:parent-style-name="Text_20_body">
      <style:paragraph-properties fo:orphans="2" fo:widows="2" fo:background-color="transparent">
        <style:tab-stops/>
        <style:drop-cap/>
        <style:background-image/>
      </style:paragraph-properties>
      <style:text-properties style:font-name="Albany1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a xlink:type="simple" xlink:href="http://specs.openoffice.org/appwide/drawing_layer/AltTextsForDrawingObjectsTCS.odt">http://specs.openoffice.org/appwide/drawing_layer/AltTextsForDrawingObjectsTCS.od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6$Build-9095</meta:generator>
    <meta:initial-creator>Matthias Müller-Prove</meta:initial-creator>
    <meta:creation-date>2006-12-15T18:09:26</meta:creation-date>
    <dc:creator>Matthias Müller-Prove</dc:creator>
    <dc:date>2006-12-19T13:34:05</dc:date>
    <dc:language>en-US</dc:language>
    <meta:editing-cycles>27</meta:editing-cycles>
    <meta:editing-duration>PT6H5M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85" meta:word-count="529" meta:character-count="3116"/>
  </office:meta>
</office:document-meta>
</file>